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31298522414" calcext:value-type="float">
            <text:p>2.23831</text:p>
          </table:table-cell>
          <table:table-cell office:value-type="float" office:value="2.44139650638618" calcext:value-type="float">
            <text:p>2.4414</text:p>
          </table:table-cell>
          <table:table-cell office:value-type="float" office:value="4.45943651389932" calcext:value-type="float">
            <text:p>4.4594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71264295851" calcext:value-type="float">
            <text:p>2.24871</text:p>
          </table:table-cell>
          <table:table-cell office:value-type="float" office:value="2.44035739627682" calcext:value-type="float">
            <text:p>2.44036</text:p>
          </table:table-cell>
          <table:table-cell office:value-type="float" office:value="4.44698847983972" calcext:value-type="float">
            <text:p>4.4469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77854082661" calcext:value-type="float">
            <text:p>2.22478</text:p>
          </table:table-cell>
          <table:table-cell office:value-type="float" office:value="2.43411258820565" calcext:value-type="float">
            <text:p>2.43411</text:p>
          </table:table-cell>
          <table:table-cell office:value-type="float" office:value="3.78326234879032" calcext:value-type="float">
            <text:p>3.78326</text:p>
          </table:table-cell>
          <table:table-cell office:value-type="float" office:value="9523200" calcext:value-type="float">
            <text:p>952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83306031586" calcext:value-type="float">
            <text:p>2.20883</text:p>
          </table:table-cell>
          <table:table-cell office:value-type="float" office:value="2.42673408098118" calcext:value-type="float">
            <text:p>2.42673</text:p>
          </table:table-cell>
          <table:table-cell office:value-type="float" office:value="3.69193674395161" calcext:value-type="float">
            <text:p>3.69194</text:p>
          </table:table-cell>
          <table:table-cell office:value-type="float" office:value="9523200" calcext:value-type="float">
            <text:p>952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34900391765" calcext:value-type="float">
            <text:p>2.19935</text:p>
          </table:table-cell>
          <table:table-cell office:value-type="float" office:value="2.36765149620739" calcext:value-type="float">
            <text:p>2.36765</text:p>
          </table:table-cell>
          <table:table-cell office:value-type="float" office:value="3.39141660415104" calcext:value-type="float">
            <text:p>3.391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05551387847" calcext:value-type="float">
            <text:p>2.21706</text:p>
          </table:table-cell>
          <table:table-cell office:value-type="float" office:value="2.36008345836459" calcext:value-type="float">
            <text:p>2.36008</text:p>
          </table:table-cell>
          <table:table-cell office:value-type="float" office:value="3.35484371092773" calcext:value-type="float">
            <text:p>3.3548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579463913225" calcext:value-type="float">
            <text:p>2.26579</text:p>
          </table:table-cell>
          <table:table-cell office:value-type="float" office:value="2.32033468919483" calcext:value-type="float">
            <text:p>2.32033</text:p>
          </table:table-cell>
          <table:table-cell office:value-type="float" office:value="3.47381852315394" calcext:value-type="float">
            <text:p>3.4738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615654985398" calcext:value-type="float">
            <text:p>2.26616</text:p>
          </table:table-cell>
          <table:table-cell office:value-type="float" office:value="2.31994357530246" calcext:value-type="float">
            <text:p>2.31994</text:p>
          </table:table-cell>
          <table:table-cell office:value-type="float" office:value="3.46528410513141" calcext:value-type="float">
            <text:p>3.4652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30862730381" calcext:value-type="float">
            <text:p>2.22331</text:p>
          </table:table-cell>
          <table:table-cell office:value-type="float" office:value="2.30632818363773" calcext:value-type="float">
            <text:p>2.30633</text:p>
          </table:table-cell>
          <table:table-cell office:value-type="float" office:value="3.49954465849387" calcext:value-type="float">
            <text:p>3.499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59544658494" calcext:value-type="float">
            <text:p>2.2156</text:p>
          </table:table-cell>
          <table:table-cell office:value-type="float" office:value="2.30558533483446" calcext:value-type="float">
            <text:p>2.30559</text:p>
          </table:table-cell>
          <table:table-cell office:value-type="float" office:value="3.49931323492619" calcext:value-type="float">
            <text:p>3.4993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0329412746079" calcext:value-type="float">
            <text:p>2.30329</text:p>
          </table:table-cell>
          <table:table-cell office:value-type="float" office:value="2.43275598515182" calcext:value-type="float">
            <text:p>2.43276</text:p>
          </table:table-cell>
          <table:table-cell office:value-type="float" office:value="4.40042792792793" calcext:value-type="float">
            <text:p>4.4004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26283975321" calcext:value-type="float">
            <text:p>2.24026</text:p>
          </table:table-cell>
          <table:table-cell office:value-type="float" office:value="2.30315230531933" calcext:value-type="float">
            <text:p>2.30315</text:p>
          </table:table-cell>
          <table:table-cell office:value-type="float" office:value="3.5101388194097" calcext:value-type="float">
            <text:p>3.510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54448057362" calcext:value-type="float">
            <text:p>2.23354</text:p>
          </table:table-cell>
          <table:table-cell office:value-type="float" office:value="2.29947619643155" calcext:value-type="float">
            <text:p>2.29948</text:p>
          </table:table-cell>
          <table:table-cell office:value-type="float" office:value="3.47447848924462" calcext:value-type="float">
            <text:p>3.474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62844094094" calcext:value-type="float">
            <text:p>2.29563</text:p>
          </table:table-cell>
          <table:table-cell office:value-type="float" office:value="2.41900275275275" calcext:value-type="float">
            <text:p>2.419</text:p>
          </table:table-cell>
          <table:table-cell office:value-type="float" office:value="4.40899774774775" calcext:value-type="float">
            <text:p>4.40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70938567975" calcext:value-type="float">
            <text:p>2.27671</text:p>
          </table:table-cell>
          <table:table-cell office:value-type="float" office:value="2.41330217971159" calcext:value-type="float">
            <text:p>2.4133</text:p>
          </table:table-cell>
          <table:table-cell office:value-type="float" office:value="4.32838209552388" calcext:value-type="float">
            <text:p>4.3283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408590032557" calcext:value-type="float">
            <text:p>2.27409</text:p>
          </table:table-cell>
          <table:table-cell office:value-type="float" office:value="2.33303562484348" calcext:value-type="float">
            <text:p>2.33304</text:p>
          </table:table-cell>
          <table:table-cell office:value-type="float" office:value="3.86983971950914" calcext:value-type="float">
            <text:p>3.869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352127659574" calcext:value-type="float">
            <text:p>2.27352</text:p>
          </table:table-cell>
          <table:table-cell office:value-type="float" office:value="2.38024447225699" calcext:value-type="float">
            <text:p>2.38024</text:p>
          </table:table-cell>
          <table:table-cell office:value-type="float" office:value="4.3241464330413" calcext:value-type="float">
            <text:p>4.3241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873291239477" calcext:value-type="float">
            <text:p>2.26873</text:p>
          </table:table-cell>
          <table:table-cell office:value-type="float" office:value="2.41113434608652" calcext:value-type="float">
            <text:p>2.41113</text:p>
          </table:table-cell>
          <table:table-cell office:value-type="float" office:value="4.30758689672418" calcext:value-type="float">
            <text:p>4.307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73856331914" calcext:value-type="float">
            <text:p>2.25674</text:p>
          </table:table-cell>
          <table:table-cell office:value-type="float" office:value="2.33043555388597" calcext:value-type="float">
            <text:p>2.33044</text:p>
          </table:table-cell>
          <table:table-cell office:value-type="float" office:value="3.76438642624593" calcext:value-type="float">
            <text:p>3.7643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03838130997" calcext:value-type="float">
            <text:p>2.25404</text:p>
          </table:table-cell>
          <table:table-cell office:value-type="float" office:value="2.37054526491448" calcext:value-type="float">
            <text:p>2.37055</text:p>
          </table:table-cell>
          <table:table-cell office:value-type="float" office:value="4.26971464330413" calcext:value-type="float">
            <text:p>4.2697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374560742972" calcext:value-type="float">
            <text:p>2.23375</text:p>
          </table:table-cell>
          <table:table-cell office:value-type="float" office:value="2.25201503932396" calcext:value-type="float">
            <text:p>2.25202</text:p>
          </table:table-cell>
          <table:table-cell office:value-type="float" office:value="3.32699924698795" calcext:value-type="float">
            <text:p>3.327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73498874156" calcext:value-type="float">
            <text:p>2.24373</text:p>
          </table:table-cell>
          <table:table-cell office:value-type="float" office:value="2.33451244683513" calcext:value-type="float">
            <text:p>2.33451</text:p>
          </table:table-cell>
          <table:table-cell office:value-type="float" office:value="3.43137353014761" calcext:value-type="float">
            <text:p>3.4313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43733266399" calcext:value-type="float">
            <text:p>2.24944</text:p>
          </table:table-cell>
          <table:table-cell office:value-type="float" office:value="2.24330289909639" calcext:value-type="float">
            <text:p>2.2433</text:p>
          </table:table-cell>
          <table:table-cell office:value-type="float" office:value="3.32937876506024" calcext:value-type="float">
            <text:p>3.32938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55729296973" calcext:value-type="float">
            <text:p>2.24056</text:p>
          </table:table-cell>
          <table:table-cell office:value-type="float" office:value="2.32477514385789" calcext:value-type="float">
            <text:p>2.32478</text:p>
          </table:table-cell>
          <table:table-cell office:value-type="float" office:value="3.47135101325994" calcext:value-type="float">
            <text:p>3.471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14926120711" calcext:value-type="float">
            <text:p>2.22315</text:p>
          </table:table-cell>
          <table:table-cell office:value-type="float" office:value="2.20367893814175" calcext:value-type="float">
            <text:p>2.20368</text:p>
          </table:table-cell>
          <table:table-cell office:value-type="float" office:value="2.94983345855247" calcext:value-type="float">
            <text:p>2.9498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03905142952" calcext:value-type="float">
            <text:p>2.21704</text:p>
          </table:table-cell>
          <table:table-cell office:value-type="float" office:value="2.33225358422939" calcext:value-type="float">
            <text:p>2.33225</text:p>
          </table:table-cell>
          <table:table-cell office:value-type="float" office:value="3.43267066766692" calcext:value-type="float">
            <text:p>3.4326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42791947987" calcext:value-type="float">
            <text:p>2.21543</text:p>
          </table:table-cell>
          <table:table-cell office:value-type="float" office:value="2.31983287488539" calcext:value-type="float">
            <text:p>2.31983</text:p>
          </table:table-cell>
          <table:table-cell office:value-type="float" office:value="3.46423230807702" calcext:value-type="float">
            <text:p>3.4642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15682349016" calcext:value-type="float">
            <text:p>2.21516</text:p>
          </table:table-cell>
          <table:table-cell office:value-type="float" office:value="2.42882841174508" calcext:value-type="float">
            <text:p>2.42883</text:p>
          </table:table-cell>
          <table:table-cell office:value-type="float" office:value="3.3351051051051" calcext:value-type="float">
            <text:p>3.3351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0716335333833" calcext:value-type="float">
            <text:p>2.20716</text:p>
          </table:table-cell>
          <table:table-cell office:value-type="float" office:value="2.28702217220972" calcext:value-type="float">
            <text:p>2.28702</text:p>
          </table:table-cell>
          <table:table-cell office:value-type="float" office:value="3.3724368592148" calcext:value-type="float">
            <text:p>3.372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76430597264" calcext:value-type="float">
            <text:p>2.20576</text:p>
          </table:table-cell>
          <table:table-cell office:value-type="float" office:value="2.42182088338338" calcext:value-type="float">
            <text:p>2.42182</text:p>
          </table:table-cell>
          <table:table-cell office:value-type="float" office:value="3.32847722722723" calcext:value-type="float">
            <text:p>3.3284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477009338" calcext:value-type="float">
            <text:p>2.20548</text:p>
          </table:table-cell>
          <table:table-cell office:value-type="float" office:value="2.28191012172753" calcext:value-type="float">
            <text:p>2.28191</text:p>
          </table:table-cell>
          <table:table-cell office:value-type="float" office:value="3.40410580290145" calcext:value-type="float">
            <text:p>3.4041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05163790948" calcext:value-type="float">
            <text:p>2.20405</text:p>
          </table:table-cell>
          <table:table-cell office:value-type="float" office:value="2.31016900058348" calcext:value-type="float">
            <text:p>2.31017</text:p>
          </table:table-cell>
          <table:table-cell office:value-type="float" office:value="3.42261565391348" calcext:value-type="float">
            <text:p>3.422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325508460448" calcext:value-type="float">
            <text:p>2.20326</text:p>
          </table:table-cell>
          <table:table-cell office:value-type="float" office:value="2.12051408685505" calcext:value-type="float">
            <text:p>2.12051</text:p>
          </table:table-cell>
          <table:table-cell office:value-type="float" office:value="3.24473493373343" calcext:value-type="float">
            <text:p>3.244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64076717589" calcext:value-type="float">
            <text:p>2.20264</text:p>
          </table:table-cell>
          <table:table-cell office:value-type="float" office:value="2.19319955755906" calcext:value-type="float">
            <text:p>2.1932</text:p>
          </table:table-cell>
          <table:table-cell office:value-type="float" office:value="2.91251940896569" calcext:value-type="float">
            <text:p>2.9125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24801984326" calcext:value-type="float">
            <text:p>2.20125</text:p>
          </table:table-cell>
          <table:table-cell office:value-type="float" office:value="2.31771917208604" calcext:value-type="float">
            <text:p>2.31772</text:p>
          </table:table-cell>
          <table:table-cell office:value-type="float" office:value="4.06075662831416" calcext:value-type="float">
            <text:p>4.0607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24040947377" calcext:value-type="float">
            <text:p>2.20124</text:p>
          </table:table-cell>
          <table:table-cell office:value-type="float" office:value="2.43716401884747" calcext:value-type="float">
            <text:p>2.43716</text:p>
          </table:table-cell>
          <table:table-cell office:value-type="float" office:value="3.68779334500876" calcext:value-type="float">
            <text:p>3.687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319667335339" calcext:value-type="float">
            <text:p>2.1332</text:p>
          </table:table-cell>
          <table:table-cell office:value-type="float" office:value="2.20100572550986" calcext:value-type="float">
            <text:p>2.20101</text:p>
          </table:table-cell>
          <table:table-cell office:value-type="float" office:value="2.65273946840522" calcext:value-type="float">
            <text:p>2.6527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987642744019" calcext:value-type="float">
            <text:p>2.19988</text:p>
          </table:table-cell>
          <table:table-cell office:value-type="float" office:value="2.12226535800617" calcext:value-type="float">
            <text:p>2.12227</text:p>
          </table:table-cell>
          <table:table-cell office:value-type="float" office:value="3.18884846211553" calcext:value-type="float">
            <text:p>3.1888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77317825579" calcext:value-type="float">
            <text:p>2.19677</text:p>
          </table:table-cell>
          <table:table-cell office:value-type="float" office:value="2.27528733116558" calcext:value-type="float">
            <text:p>2.27529</text:p>
          </table:table-cell>
          <table:table-cell office:value-type="float" office:value="3.44216108054027" calcext:value-type="float">
            <text:p>3.4421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80889834042" calcext:value-type="float">
            <text:p>2.19381</text:p>
          </table:table-cell>
          <table:table-cell office:value-type="float" office:value="2.44761404386623" calcext:value-type="float">
            <text:p>2.44761</text:p>
          </table:table-cell>
          <table:table-cell office:value-type="float" office:value="3.65425444083062" calcext:value-type="float">
            <text:p>3.654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54252126063" calcext:value-type="float">
            <text:p>2.19254</text:p>
          </table:table-cell>
          <table:table-cell office:value-type="float" office:value="2.31906630398533" calcext:value-type="float">
            <text:p>2.31907</text:p>
          </table:table-cell>
          <table:table-cell office:value-type="float" office:value="4.11574912456228" calcext:value-type="float">
            <text:p>4.115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390494399866" calcext:value-type="float">
            <text:p>2.1339</text:p>
          </table:table-cell>
          <table:table-cell office:value-type="float" office:value="2.19119775994651" calcext:value-type="float">
            <text:p>2.1912</text:p>
          </table:table-cell>
          <table:table-cell office:value-type="float" office:value="2.694425777332" calcext:value-type="float">
            <text:p>2.69443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98064099358" calcext:value-type="float">
            <text:p>2.16798</text:p>
          </table:table-cell>
          <table:table-cell office:value-type="float" office:value="2.18276141952155" calcext:value-type="float">
            <text:p>2.18276</text:p>
          </table:table-cell>
          <table:table-cell office:value-type="float" office:value="2.61591272818205" calcext:value-type="float">
            <text:p>2.6159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3052846545" calcext:value-type="float">
            <text:p>2.18031</text:p>
          </table:table-cell>
          <table:table-cell office:value-type="float" office:value="2.21104828290406" calcext:value-type="float">
            <text:p>2.21105</text:p>
          </table:table-cell>
          <table:table-cell office:value-type="float" office:value="2.81954488622156" calcext:value-type="float">
            <text:p>2.819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856710877544" calcext:value-type="float">
            <text:p>2.17857</text:p>
          </table:table-cell>
          <table:table-cell office:value-type="float" office:value="2.19302531698365" calcext:value-type="float">
            <text:p>2.19303</text:p>
          </table:table-cell>
          <table:table-cell office:value-type="float" office:value="3.45718468468468" calcext:value-type="float">
            <text:p>3.4571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78434684685" calcext:value-type="float">
            <text:p>2.17778</text:p>
          </table:table-cell>
          <table:table-cell office:value-type="float" office:value="2.18553480563897" calcext:value-type="float">
            <text:p>2.18553</text:p>
          </table:table-cell>
          <table:table-cell office:value-type="float" office:value="3.43274149149149" calcext:value-type="float">
            <text:p>3.4327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575446503088" calcext:value-type="float">
            <text:p>2.17575</text:p>
          </table:table-cell>
          <table:table-cell office:value-type="float" office:value="2.1817816307795" calcext:value-type="float">
            <text:p>2.18178</text:p>
          </table:table-cell>
          <table:table-cell office:value-type="float" office:value="3.39879318978468" calcext:value-type="float">
            <text:p>3.3987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513569044639" calcext:value-type="float">
            <text:p>2.17514</text:p>
          </table:table-cell>
          <table:table-cell office:value-type="float" office:value="2.21562359198999" calcext:value-type="float">
            <text:p>2.21562</text:p>
          </table:table-cell>
          <table:table-cell office:value-type="float" office:value="3.43361201501877" calcext:value-type="float">
            <text:p>3.4336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40241612419" calcext:value-type="float">
            <text:p>2.1714</text:p>
          </table:table-cell>
          <table:table-cell office:value-type="float" office:value="2.17838539058588" calcext:value-type="float">
            <text:p>2.17839</text:p>
          </table:table-cell>
          <table:table-cell office:value-type="float" office:value="3.46772283425138" calcext:value-type="float">
            <text:p>3.4677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739591155611" calcext:value-type="float">
            <text:p>2.1674</text:p>
          </table:table-cell>
          <table:table-cell office:value-type="float" office:value="2.2122469753859" calcext:value-type="float">
            <text:p>2.21225</text:p>
          </table:table-cell>
          <table:table-cell office:value-type="float" office:value="3.41552440550688" calcext:value-type="float">
            <text:p>3.4155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67621071935" calcext:value-type="float">
            <text:p>2.16568</text:p>
          </table:table-cell>
          <table:table-cell office:value-type="float" office:value="2.16641441610403" calcext:value-type="float">
            <text:p>2.16641</text:p>
          </table:table-cell>
          <table:table-cell office:value-type="float" office:value="2.63934358589647" calcext:value-type="float">
            <text:p>2.639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36138201217" calcext:value-type="float">
            <text:p>2.16361</text:p>
          </table:table-cell>
          <table:table-cell office:value-type="float" office:value="2.19326248228724" calcext:value-type="float">
            <text:p>2.19326</text:p>
          </table:table-cell>
          <table:table-cell office:value-type="float" office:value="2.76407101775444" calcext:value-type="float">
            <text:p>2.764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191345270891" calcext:value-type="float">
            <text:p>2.15191</text:p>
          </table:table-cell>
          <table:table-cell office:value-type="float" office:value="2.3471907087403" calcext:value-type="float">
            <text:p>2.34719</text:p>
          </table:table-cell>
          <table:table-cell office:value-type="float" office:value="3.07421237165039" calcext:value-type="float">
            <text:p>3.0742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542896140702" calcext:value-type="float">
            <text:p>2.13543</text:p>
          </table:table-cell>
          <table:table-cell office:value-type="float" office:value="2.14631261982162" calcext:value-type="float">
            <text:p>2.14631</text:p>
          </table:table-cell>
          <table:table-cell office:value-type="float" office:value="3.01548887221805" calcext:value-type="float">
            <text:p>3.0154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3023791635362" calcext:value-type="float">
            <text:p>2.13024</text:p>
          </table:table-cell>
          <table:table-cell office:value-type="float" office:value="2.34119344269138" calcext:value-type="float">
            <text:p>2.34119</text:p>
          </table:table-cell>
          <table:table-cell office:value-type="float" office:value="3.151387427999" calcext:value-type="float">
            <text:p>3.1513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2982203884304" calcext:value-type="float">
            <text:p>2.12982</text:p>
          </table:table-cell>
          <table:table-cell office:value-type="float" office:value="2.13753490455947" calcext:value-type="float">
            <text:p>2.13753</text:p>
          </table:table-cell>
          <table:table-cell office:value-type="float" office:value="3.00148287071768" calcext:value-type="float">
            <text:p>3.001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W1:.BW60]; &quot;0&quot;)" office:value-type="float" office:value="10" calcext:value-type="float">
            <text:p>10</text:p>
          </table:table-cell>
          <table:table-cell office:value-type="string" calcext:value-type="string">
            <text:p>Selfi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457520630158" calcext:value-type="float">
            <text:p>2.13458</text:p>
          </table:table-cell>
          <table:table-cell office:value-type="float" office:value="2.11999687421855" calcext:value-type="float">
            <text:p>2.12</text:p>
          </table:table-cell>
          <table:table-cell office:value-type="float" office:value="2.98256689172293" calcext:value-type="float">
            <text:p>2.9825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810629740769" calcext:value-type="float">
            <text:p>2.11811</text:p>
          </table:table-cell>
          <table:table-cell office:value-type="float" office:value="2.13862028007002" calcext:value-type="float">
            <text:p>2.13862</text:p>
          </table:table-cell>
          <table:table-cell office:value-type="float" office:value="2.95568142035509" calcext:value-type="float">
            <text:p>2.955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63995165458" calcext:value-type="float">
            <text:p>2.1164</text:p>
          </table:table-cell>
          <table:table-cell office:value-type="float" office:value="2.19485663082437" calcext:value-type="float">
            <text:p>2.19486</text:p>
          </table:table-cell>
          <table:table-cell office:value-type="float" office:value="3.1909952488122" calcext:value-type="float">
            <text:p>3.19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332812369759" calcext:value-type="float">
            <text:p>2.11333</text:p>
          </table:table-cell>
          <table:table-cell office:value-type="float" office:value="2.19541895890639" calcext:value-type="float">
            <text:p>2.19542</text:p>
          </table:table-cell>
          <table:table-cell office:value-type="float" office:value="3.15367216804201" calcext:value-type="float">
            <text:p>3.1536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0" calcext:value-type="float">
            <text:p>0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0" calcext:value-type="float">
            <text:p>0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5" calcext:value-type="float">
            <text:p>5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2:11.99060145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43" meta:object-count="0"/>
  </office:meta>
</office:document-meta>
</file>